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master-page-name="HTML">
      <style:paragraph-properties style:page-number="auto"/>
    </style:style>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1"/>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2"/>
    <style:style style:name="P6" style:family="paragraph" style:parent-style-name="Preformatted_20_Text">
      <style:paragraph-properties fo:margin-top="0.8661in" fo:margin-bottom="0.1965in" style:contextual-spacing="false"/>
    </style:style>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3"/>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t Conversion Mini-Project Report</text:p>
      <text:p text:style-name="Body_20_Text.meta">Artificial Intelligence Applications, 4th Semester Computer Science </text:p>
      <text:h text:style-name="Heading_20_2" text:outline-level="2">1. Introduction</text:h>
      <text:p text:style-name="Text_20_body">This mini-project implements a unit conversion tool built around a large language model. The goal of the project is to combine a React-based user interface with a Python FastAPI backend and use an LLM agent to decide which conversion tool should be executed. The system is designed so that the language model does not directly perform arithmetic by itself. Instead, it interprets the natural-language request, selects the correct tool, and passes the numerical input to that tool. </text:p>
      <text:p text:style-name="Text_20_body">The project follows the required split architecture with a frontend for the user interaction and a backend API that exposes the LLM orchestration. Ollama is used as the local LLM provider. This makes the solution reproducible and aligned with the assignment requirement that at least one LLM must be used through Ollama. </text:p>
      <text:h text:style-name="Heading_20_2" text:outline-level="2">2. System Architecture</text:h>
      <text:p text:style-name="Text_20_body">The solution is divided into three main parts:</text:p>
      <text:list text:style-name="L1">
        <text:list-item>
          <text:p text:style-name="P2"><text:span text:style-name="Strong_20_Emphasis">Frontend:</text:span> A React application where the user can type a conversion request, choose an Ollama model, and view the result. </text:p>
        </text:list-item>
        <text:list-item>
          <text:p text:style-name="P2"><text:span text:style-name="Strong_20_Emphasis">Backend API:</text:span> A FastAPI application that receives the request, calls the agent, executes the selected conversion tool, and returns structured JSON. </text:p>
        </text:list-item>
        <text:list-item>
          <text:p text:style-name="P3"><text:span text:style-name="Strong_20_Emphasis">Evaluation setup:</text:span> Promptfoo configuration files prepared for model and prompt evaluation across six different Ollama models. </text:p>
        </text:list-item>
      </text:list>
      <text:p text:style-name="Text_20_body">The backend is the central integration point. The frontend communicates only with the FastAPI API, while the FastAPI service communicates with the Ollama server over HTTP on <text:span text:style-name="Source_20_Text">http://localhost:11434</text:span>. </text:p>
      <text:h text:style-name="Heading_20_2" text:outline-level="2">3. User Interface</text:h>
      <text:p text:style-name="Text_20_body">The user interface was implemented in React and designed to make the conversion flow simple. The user can enter a natural-language prompt such as “Convert 5 kilograms to pounds”, optionally choose an Ollama model, and submit the request. The UI then displays the calculated result, the tool selected by the agent, and the conversion formula used. </text:p>
      <text:p text:style-name="Text_20_body"><draw:frame draw:style-name="fr1" draw:name="Image1" text:anchor-type="as-char" svg:width="19.7398in" svg:height="8.9898in" draw:z-index="0"><draw:image xlink:href="../FrontEnd_Image.png" xlink:type="simple" xlink:show="embed" xlink:actuate="onLoad" draw:mime-type="image/png"/><svg:title>Frontend screenshot</svg:title></draw:frame><text:s/></text:p>
      <text:p text:style-name="Body_20_Text.caption">Figure 1. Screenshot of the React frontend.</text:p>
      <text:h text:style-name="Heading_20_2" text:outline-level="2">4. API Design</text:h>
      <text:p text:style-name="Text_20_body">The backend API exposes two endpoints:</text:p>
      <text:list text:style-name="L2">
        <text:list-item>
          <text:p text:style-name="P4"><text:span text:style-name="Strong_20_Emphasis">GET /health</text:span>: Returns a simple health response together with the configured Ollama base URL. </text:p>
        </text:list-item>
        <text:list-item>
          <text:p text:style-name="P5"><text:span text:style-name="Strong_20_Emphasis">POST /convert</text:span>: Accepts a JSON request with a natural-language input and an optional model name. The response contains the selected model, the agent’s reasoning, the selected tool, the tool arguments, the conversion result, and a readable explanation. </text:p>
        </text:list-item>
      </text:list>
      <text:p text:style-name="Text_20_body">A typical request body is:</text:p>
      <text:p text:style-name="Preformatted_20_Text">{</text:p>
      <text:p text:style-name="Preformatted_20_Text"><text:s text:c="2"/>"user_input": "Convert 5 kilograms to pounds",</text:p>
      <text:p text:style-name="Preformatted_20_Text"><text:s text:c="2"/>"model": "llama3.2:3b"</text:p>
      <text:p text:style-name="P6">}</text:p>
      <text:h text:style-name="Heading_20_2" text:outline-level="2">5. Agent and Tools</text:h>
      <text:p text:style-name="Text_20_body"><text:soft-page-break/>The solution uses one agent called <text:span text:style-name="Source_20_Text">ConversionAgent</text:span>. This agent receives the user request, sends a system prompt and a user prompt to Ollama, and asks the model to return a JSON object describing which tool to call and what numeric value to pass to that tool. </text:p>
      <text:p text:style-name="Text_20_body">The current implementation includes six tools, satisfying the minimum requirement:</text:p>
      <text:list text:style-name="L3">
        <text:list-item>
          <text:p text:style-name="P7">Kilograms to pounds </text:p>
        </text:list-item>
        <text:list-item>
          <text:p text:style-name="P7">Pounds to kilograms </text:p>
        </text:list-item>
        <text:list-item>
          <text:p text:style-name="P7">Gallons to liters </text:p>
        </text:list-item>
        <text:list-item>
          <text:p text:style-name="P7">Meters to feet </text:p>
        </text:list-item>
        <text:list-item>
          <text:p text:style-name="P7">Fahrenheit to Celsius </text:p>
        </text:list-item>
        <text:list-item>
          <text:p text:style-name="P8">Miles per hour to kilometers per hour </text:p>
        </text:list-item>
      </text:list>
      <text:p text:style-name="Text_20_body">Each conversion is implemented as a dedicated backend function. This means the agent acts as the decision-maker, while the actual arithmetic is handled by deterministic tool functions. This approach reduces the risk of arithmetic hallucinations and makes the architecture easier to test and document. </text:p>
      <text:h text:style-name="Heading_20_2" text:outline-level="2">6. Model Choice</text:h>
      <text:p text:style-name="Text_20_body">The default model configured in the current version is <text:span text:style-name="Source_20_Text">llama3.2:3b</text:span>. This model was selected as an initial baseline because it is lightweight, easy to run locally through Ollama, and suitable for short classification-style tasks such as selecting a tool from a constrained list. The Promptfoo setup also includes five more candidate models: <text:span text:style-name="Source_20_Text">llama3.1:8b</text:span>, <text:span text:style-name="Source_20_Text">mistral:7b</text:span>, <text:span text:style-name="Source_20_Text">qwen2.5:7b</text:span>, <text:span text:style-name="Source_20_Text">gemma2:9b</text:span>, and <text:span text:style-name="Source_20_Text">phi3:3.8b</text:span>. </text:p>
      <text:p text:style-name="Text_20_body">The final model choice should be based on evaluation results. The report should discuss tradeoffs between speed, local resource usage, consistency of tool selection, and numerical correctness. </text:p>
      <text:h text:style-name="Heading_20_2" text:outline-level="2">7. Prompt Design</text:h>
      <text:p text:style-name="Text_20_body">The prompting strategy is based on constrained structured output. The system prompt tells the model that it is a unit conversion agent, that it must choose exactly one available tool, and that it must return JSON only. The user prompt includes the list of available tools and the original natural-language request. </text:p>
      <text:p text:style-name="Text_20_body">This design is influenced by structured prompting and tool-usage prompting. By giving the model a restricted set of tools and a strict JSON schema, the solution reduces ambiguity and makes the backend easier to validate. The prompt also encourages the model to extract a single numeric value from the request, which is important for reliable tool invocation. </text:p>
      <text:h text:style-name="Heading_20_2" text:outline-level="2">8. Evaluation Plan</text:h>
      <text:p text:style-name="Text_20_body">Two Promptfoo configuration files were prepared to satisfy the second part of the assignment. They split the evaluation into a basic conversion file and an extended evaluation file. Together they cover six Ollama models and include rubric-based scoring. Suggested evaluation cases include direct commands such as “Convert 5 kilograms to pounds” and alternative phrasings such as “How many liters are 3 gallons?”. </text:p>
      <text:p text:style-name="Text_20_body">The main evaluation criteria are whether the model chooses the correct tool, whether it extracts the correct numeric input, and whether the final converted value is numerically reasonable. After the evaluations are run, screenshots from Promptfoo should be attached and the final report should explain which model performed best and why. </text:p>
      <text:h text:style-name="Heading_20_2" text:outline-level="2">9. Current Status and Conclusion</text:h>
      <text:p text:style-name="Text_20_body">The current version fulfills the main implementation requirements from part 1 of the assignment: a React interface exists, a FastAPI backend exists, Ollama is integrated as the LLM provider, one agent is used for orchestration, and at least six conversion tools are available. In addition, the project already contains Promptfoo configuration files for part 2 and a documentation structure that can be expanded with actual evaluation results. </text:p>
      <text:p text:style-name="Text_20_body">The next recommended step is to run the Promptfoo evaluations against the six chosen models, collect screenshots, and update the final report with the concrete findings. That will make the report complete and provide a clear justification for the final production model.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FreeSans1"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Liberation Serif" fo:font-size="12pt" fo:language="en" fo:country="US" style:font-name-asian="Noto Serif CJK SC" style:font-size-asian="12pt" style:language-asian="zh" style:country-asian="CN" style:font-name-complex="FreeSans1"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8661in" fo:margin-right="0.8661in" fo:margin-top="0.8661in" fo:margin-bottom="0.8661in" style:contextual-spacing="false" fo:line-height="145%"/>
      <style:text-properties fo:color="#111111" loext:opacity="100%" style:font-name="Liberation Serif1" fo:font-family="'Liberation Serif', serif" style:font-name-asian="Liberation Serif1" style:font-family-asian="'Liberation Serif', serif" style:font-name-complex="Liberation Serif1" style:font-family-complex="'Liberation Serif', serif"/>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ing_20_1" style:display-name="Heading 1" style:family="paragraph" style:parent-style-name="Heading" style:next-style-name="Text_20_body" style:class="chapter">
      <style:paragraph-properties fo:margin-top="0.1665in" fo:margin-bottom="0.0783in" style:contextual-spacing="false"/>
      <style:text-properties fo:color="#14213d" loext:opacity="100%" fo:font-size="24pt" fo:font-weight="bold" style:font-size-asian="24pt" style:font-weight-asian="bold"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 style:font-family-complex="FreeSans" style:font-family-generic-complex="swiss"/>
    </style:style>
    <style:style style:name="Text_20_body" style:display-name="Text body" style:family="paragraph" style:parent-style-name="Standard" style:class="text">
      <style:paragraph-properties fo:margin-top="0in" fo:margin-bottom="0.1965in" style:contextual-spacing="false"/>
      <style:text-properties fo:font-size="11.5pt" style:font-size-asian="11.5pt" style:font-size-complex="11.5pt"/>
    </style:style>
    <style:style style:name="Heading" style:family="paragraph" style:parent-style-name="Standard" style:next-style-name="Text_20_body" style:class="chapter">
      <style:paragraph-properties fo:margin-top="0.1665in" fo:margin-bottom="0.1965in" style:contextual-spacing="false" fo:keep-with-next="always"/>
      <style:text-properties style:font-name="Liberation Sans" fo:font-family="'Liberation Sans'"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chapter">
      <style:paragraph-properties fo:margin-top="0.2756in" fo:margin-bottom="0.0984in" style:contextual-spacing="false"/>
      <style:text-properties fo:color="#14213d" loext:opacity="100%" style:font-name="Liberation Serif" fo:font-family="'Liberation Serif'" style:font-family-generic="roman" style:font-pitch="variable" fo:font-size="16pt" fo:font-weight="bold" style:font-name-asian="Noto Serif CJK SC" style:font-family-asian="'Noto Serif CJK SC'" style:font-family-generic-asian="system" style:font-pitch-asian="variable" style:font-size-asian="16pt" style:font-weight-asian="bold" style:font-name-complex="FreeSans1" style:font-family-complex="FreeSans" style:font-family-generic-complex="system" style:font-pitch-complex="variable" style:font-size-complex="16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1772in" fo:margin-bottom="0.0783in" style:contextual-spacing="false"/>
      <style:text-properties fo:color="#14213d" loext:opacity="100%" style:font-name="Liberation Serif" fo:font-family="'Liberation Serif'" style:font-family-generic="roman" style:font-pitch="variable" fo:font-size="13pt" fo:font-weight="bold" style:font-name-asian="Noto Serif CJK SC" style:font-family-asian="'Noto Serif CJK SC'" style:font-family-generic-asian="system" style:font-pitch-asian="variable" style:font-size-asian="13pt" style:font-weight-asian="bold" style:font-name-complex="FreeSans1" style:font-family-complex="FreeSans" style:font-family-generic-complex="system" style:font-pitch-complex="variable" style:font-size-complex="13pt" style:font-weight-complex="bold"/>
    </style:style>
    <style:style style:name="Body_20_Text.meta" style:display-name="Body Text.meta" style:family="paragraph" style:parent-style-name="Text_20_body">
      <style:paragraph-properties fo:margin-top="0in" fo:margin-bottom="0.2362in" style:contextual-spacing="false"/>
      <style:text-properties fo:color="#444444" loext:opacity="100%"/>
    </style:style>
    <style:style style:name="Body_20_Text.caption" style:display-name="Body Text.caption" style:family="paragraph" style:parent-style-name="Text_20_body">
      <style:paragraph-properties fo:text-align="center" style:justify-single-word="false"/>
      <style:text-properties fo:color="#444444" loext:opacity="100%" fo:font-size="10pt" style:font-size-asian="10pt" style:font-size-complex="10pt"/>
    </style:style>
    <style:style style:name="Preformatted_20_Text" style:display-name="Preformatted Text" style:family="paragraph" style:parent-style-name="Standard" style:class="html">
      <style:paragraph-properties fo:margin-top="0.8661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Unit Conversion Mini-Project Report</dc:title>
    <meta:document-statistic meta:table-count="0" meta:image-count="1" meta:object-count="0" meta:page-count="2" meta:paragraph-count="46" meta:word-count="945" meta:character-count="6101" meta:non-whitespace-character-count="5181"/>
    <meta:generator>LibreOffice/25.2.3.2$Linux_X86_64 LibreOffice_project/520$Build-2</meta:generator>
    <meta:user-defined meta:name=""/>
  </office:meta>
</office:document-meta>
</file>